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AddressingInterceptor.JbiAddressing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AddressingInterceptor.handleMessage( Message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